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13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57.27mm"/>
    </style:style>
    <style:style style:name="co5" style:family="table-column">
      <style:table-column-properties fo:break-before="auto" style:column-width="107.47mm"/>
    </style:style>
    <style:style style:name="co6" style:family="table-column">
      <style:table-column-properties fo:break-before="auto" style:column-width="105.39mm"/>
    </style:style>
    <style:style style:name="co7" style:family="table-column">
      <style:table-column-properties fo:break-before="auto" style:column-width="80.33mm"/>
    </style:style>
    <style:style style:name="co8" style:family="table-column">
      <style:table-column-properties fo:break-before="auto" style:column-width="72.7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>
      <style:text-properties style:font-name="Liberation Sans" style:font-name-asian="Noto Sans CJK SC Regular" style:font-name-complex="FreeSans"/>
    </style:style>
    <style:style style:name="ce8" style:family="table-cell" style:parent-style-name="Default" style:data-style-name="N36"/>
    <style:style style:name="ce9" style:family="table-cell" style:parent-style-name="Default">
      <style:text-properties style:font-name="Liberation Sans" style:text-underline-style="none" style:font-name-asian="Noto Sans CJK SC Regular" style:font-name-complex="FreeSans"/>
    </style:style>
    <style:style style:name="ce4" style:family="table-cell" style:parent-style-name="Default" style:data-style-name="N84"/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3" table:default-cell-style-name="Default"/>
        <table:table-column table:style-name="co1" table:default-cell-style-name="ce7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net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7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table:formula="of:=SUM([.B2:.C2])" office:value-type="float" office:value="1783" calcext:value-type="float">
            <text:p>178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63" calcext:value-type="float">
            <text:p>2363</text:p>
          </table:table-cell>
          <table:table-cell office:value-type="float" office:value="-7307" calcext:value-type="float">
            <text:p>-7307</text:p>
          </table:table-cell>
          <table:table-cell table:formula="of:=SUM([.B3:.C3])" office:value-type="float" office:value="-4944" calcext:value-type="float">
            <text:p>-494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8" calcext:value-type="float">
            <text:p>5018</text:p>
          </table:table-cell>
          <table:table-cell office:value-type="float" office:value="-2196" calcext:value-type="float">
            <text:p>-2196</text:p>
          </table:table-cell>
          <table:table-cell table:formula="of:=SUM([.B4:.C4])" office:value-type="float" office:value="2822" calcext:value-type="float">
            <text:p>282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197" calcext:value-type="float">
            <text:p>5197</text:p>
          </table:table-cell>
          <table:table-cell office:value-type="float" office:value="-5844" calcext:value-type="float">
            <text:p>-5844</text:p>
          </table:table-cell>
          <table:table-cell table:style-name="Default" office:value-type="float" office:value="-647" calcext:value-type="float">
            <text:p>-64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style-name="Default" table:formula="of:=SUM([.D2:.D5])" office:value-type="float" office:value="-986" calcext:value-type="float">
            <text:p>-986</text:p>
          </table:table-cell>
        </table:table-row>
      </table:table>
      <table:table table:name="expenses-2016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7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7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7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7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payphones 2017-09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refunded)</text:p>
          </table:table-cell>
        </table:table-row>
        <table:table-row table:style-name="ro1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35:.B51])" office:value-type="float" office:value="1098.37" calcext:value-type="float">
            <text:p>1098.37</text:p>
          </table:table-cell>
          <table:table-cell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69])" office:value-type="float" office:value="2362.91" calcext:value-type="float">
            <text:p>2362.91</text:p>
          </table:table-cell>
          <table:table-cell table:formula="of:=SUM([.C1:.C70])" office:value-type="float" office:value="2362.91" calcext:value-type="float">
            <text:p>2362.9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71];[.B82])" office:value-type="float" office:value="-4943.73" calcext:value-type="float">
            <text:p>-4943.73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7"/>
          <table:table-cell table:number-columns-repeated="2"/>
        </table:table-row>
      </table:table>
      <table:table table:name="expenses-2018" table:style-name="ta1">
        <table:table-column table:style-name="co7" table:default-cell-style-name="Default"/>
        <table:table-column table:style-name="co1" table:default-cell-style-name="ce8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2018-01-0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2018-06-2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2018-01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2018-02-01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2018-03-01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2018-04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2018-05-01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2018-06-01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2018-07-01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2018-09-01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2018-10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2018-11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2018-01-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2018-04-0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1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2018-11-21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2018-01-26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1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2018-03-25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1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2018-04-2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2018-05-0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1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1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2018-07-29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1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2018-09-20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2018-09-23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2018-10-06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1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2018-11-02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1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2018-11-06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1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1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2011-11-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2018-12-06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1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2018-12-2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2018-04-26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2018-07-16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1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2018-11-13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1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1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1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string" calcext:value-type="string">
            <text:p>Mary Locke donation umbrella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ry Locke donation paypal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1">
          <table:table-cell table:number-columns-repeated="3"/>
          <table:table-cell table:style-name="ce9" table:formula="of:=SUM([.C57:.C67])" office:value-type="float" office:value="381.64" calcext:value-type="float">
            <text:p>381.6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1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1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2018-02-2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2018-04-09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1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2018-04-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2018-07-2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2018-05-1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2018-05-17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2018-06-0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2:.C83])" office:value-type="float" office:value="1502.28" calcext:value-type="float">
            <text:p>1502.28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85])" office:value-type="float" office:value="5017.89" calcext:value-type="float">
            <text:p>5017.89</text:p>
          </table:table-cell>
          <table:table-cell table:formula="of:=SUM([.D1:.D85])" office:value-type="float" office:value="5017.89" calcext:value-type="float">
            <text:p>5017.89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1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2018-05-1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1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1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office:value-type="string" calcext:value-type="string">
            <text:p>Mary Locke donation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2018-07-20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2018-12-17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1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1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1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2018-07-19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0:.C105])" office:value-type="float" office:value="-2196.12" calcext:value-type="float">
            <text:p>-2196.12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6];[.D106])" office:value-type="float" office:value="2821.77" calcext:value-type="float">
            <text:p>2821.77</text:p>
          </table:table-cell>
        </table:table-row>
      </table:table>
      <table:table table:name="expenses-2019" table:style-name="ta1">
        <table:table-column table:style-name="co7" table:default-cell-style-name="Default"/>
        <table:table-column table:style-name="co1" table:default-cell-style-name="ce8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  <table:table-cell office:value-type="string" calcext:value-type="string">
            <text:p>should pay myself for souwe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 Anderson – Sharita Towne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naby Casey – installation labor</text:p>
          </table:table-cell>
          <table:table-cell office:value-type="date" office:date-value="2019-10-08" calcext:value-type="date">
            <text:p>2019-10-08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rtland Community Media dba Open Signal </text:p>
          </table:table-cell>
          <table:table-cell office:value-type="string" calcext:value-type="string">
            <text:p>2019-18-29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RACC grant proj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 Anderson – 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Default"/>
          <table:table-cell/>
          <table:table-cell table:formula="of:=SUM([.C3:.C8])" office:value-type="float" office:value="2600" calcext:value-type="float">
            <text:p>260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2019-01-07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2019-01-01</text:p>
          </table:table-cell>
          <table:table-cell office:value-type="float" office:value="11.72" calcext:value-type="float">
            <text:p>11.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2-01" calcext:value-type="date">
            <text:p>2019-02-01</text:p>
          </table:table-cell>
          <table:table-cell office:value-type="float" office:value="10.28" calcext:value-type="float">
            <text:p>10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10.42" calcext:value-type="float">
            <text:p>10.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17.18" calcext:value-type="float">
            <text:p>17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5-01" calcext:value-type="date">
            <text:p>2019-05-01</text:p>
          </table:table-cell>
          <table:table-cell office:value-type="float" office:value="12.83" calcext:value-type="float">
            <text:p>12.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6-01" calcext:value-type="date">
            <text:p>2019-06-01</text:p>
          </table:table-cell>
          <table:table-cell office:value-type="float" office:value="12.8" calcext:value-type="float">
            <text:p>12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7-01" calcext:value-type="date">
            <text:p>2019-07-01</text:p>
          </table:table-cell>
          <table:table-cell office:value-type="float" office:value="11.44" calcext:value-type="float">
            <text:p>11.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8-01" calcext:value-type="date">
            <text:p>2019-08-01</text:p>
          </table:table-cell>
          <table:table-cell office:value-type="float" office:value="11.41" calcext:value-type="float">
            <text:p>11.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9-01" calcext:value-type="date">
            <text:p>2019-09-01</text:p>
          </table:table-cell>
          <table:table-cell office:value-type="float" office:value="11.22" calcext:value-type="float">
            <text:p>11.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10.26" calcext:value-type="float">
            <text:p>10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13.31" calcext:value-type="float">
            <text:p>13.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2-01" calcext:value-type="date">
            <text:p>2019-12-01</text:p>
          </table:table-cell>
          <table:table-cell office:value-type="float" office:value="11.66" calcext:value-type="float">
            <text:p>11.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19-04-08" calcext:value-type="date">
            <text:p>2019-04-08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19-10-22" calcext:value-type="date">
            <text:p>2019-10-22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echeap – domain name</text:p>
          </table:table-cell>
          <table:table-cell office:value-type="date" office:date-value="2019-09-17" calcext:value-type="date">
            <text:p>2019-09-17</text:p>
          </table:table-cell>
          <table:table-cell office:value-type="float" office:value="15.16" calcext:value-type="float">
            <text:p>15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08-31" calcext:value-type="date">
            <text:p>2019-08-31</text:p>
          </table:table-cell>
          <table:table-cell office:value-type="float" office:value="124.54" calcext:value-type="float">
            <text:p>124.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string" calcext:value-type="string">
            <text:p>2019-09-31</text:p>
          </table:table-cell>
          <table:table-cell office:value-type="float" office:value="48.56" calcext:value-type="float">
            <text:p>48.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44.98" calcext:value-type="float">
            <text:p>44.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string" calcext:value-type="string">
            <text:p>2019-11-31</text:p>
          </table:table-cell>
          <table:table-cell office:value-type="float" office:value="43.92" calcext:value-type="float">
            <text:p>43.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12-31" calcext:value-type="date">
            <text:p>2019-12-31</text:p>
          </table:table-cell>
          <table:table-cell office:value-type="float" office:value="35.71" calcext:value-type="float">
            <text:p>35.71</text:p>
          </table:table-cell>
          <table:table-cell table:number-columns-repeated="4"/>
        </table:table-row>
        <table:table-row table:style-name="ro1" table:number-rows-repeated="5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12:.C39])" office:value-type="float" office:value="740.4" calcext:value-type="float">
            <text:p>740.4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25.65" calcext:value-type="float">
            <text:p>25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ue value</text:p>
          </table:table-cell>
          <table:table-cell office:value-type="date" office:date-value="2019-02-26" calcext:value-type="date">
            <text:p>2019-02-26</text:p>
          </table:table-cell>
          <table:table-cell office:value-type="float" office:value="35.03" calcext:value-type="float">
            <text:p>35.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19-06-12" calcext:value-type="date">
            <text:p>2019-06-12</text:p>
          </table:table-cell>
          <table:table-cell office:value-type="float" office:value="30.65" calcext:value-type="float">
            <text:p>30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ew Anderson – decals</text:p>
          </table:table-cell>
          <table:table-cell office:value-type="date" office:date-value="2019-06-24" calcext:value-type="date">
            <text:p>2019-06-24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19-08-28" calcext:value-type="date">
            <text:p>2019-08-28</text:p>
          </table:table-cell>
          <table:table-cell office:value-type="float" office:value="26.1" calcext:value-type="float">
            <text:p>26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19-09-09" calcext:value-type="date">
            <text:p>2019-09-09</text:p>
          </table:table-cell>
          <table:table-cell office:value-type="float" office:value="48.48" calcext:value-type="float">
            <text:p>48.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 – microphones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20.12" calcext:value-type="float">
            <text:p>20.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 – ethernet cable</text:p>
          </table:table-cell>
          <table:table-cell office:value-type="date" office:date-value="2018-11-03" calcext:value-type="date">
            <text:p>2018-11-03</text:p>
          </table:table-cell>
          <table:table-cell office:value-type="float" office:value="7.99" calcext:value-type="float">
            <text:p>7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 – drill bits</text:p>
          </table:table-cell>
          <table:table-cell office:value-type="date" office:date-value="2019-09-03" calcext:value-type="date">
            <text:p>2019-09-03</text:p>
          </table:table-cell>
          <table:table-cell office:value-type="float" office:value="12.99" calcext:value-type="float">
            <text:p>12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ay/Paypal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p plastics – payphone parts</text:p>
          </table:table-cell>
          <table:table-cell office:value-type="date" office:date-value="2019-11-05" calcext:value-type="date">
            <text:p>2019-11-05</text:p>
          </table:table-cell>
          <table:table-cell office:value-type="float" office:value="2.15" calcext:value-type="float">
            <text:p>2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ay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/>
          <table:table-cell office:value-type="string" calcext:value-type="string">
            <text:p>for sebasti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ice depot – raspberry pi parts</text:p>
          </table:table-cell>
          <table:table-cell office:value-type="date" office:date-value="2019-12-03" calcext:value-type="date">
            <text:p>2019-12-03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fruit – raspberry pi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94.12" calcext:value-type="float">
            <text:p>94.12</text:p>
          </table:table-cell>
          <table:table-cell/>
          <table:table-cell office:value-type="string" calcext:value-type="string">
            <text:p>vasquez installato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4.39" calcext:value-type="float">
            <text:p>4.3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.57" calcext:value-type="float">
            <text:p>20.57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4.99" calcext:value-type="float">
            <text:p>14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7" calcext:value-type="date">
            <text:p>2019-12-07</text:p>
          </table:table-cell>
          <table:table-cell office:value-type="float" office:value="47.84" calcext:value-type="float">
            <text:p>47.84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e geek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s</text:p>
          </table:table-cell>
          <table:table-cell office:value-type="date" office:date-value="2019-12-04" calcext:value-type="date">
            <text:p>2019-12-0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3.99" calcext:value-type="float">
            <text:p>13.99</text:p>
          </table:table-cell>
          <table:table-cell/>
          <table:table-cell office:value-type="string" calcext:value-type="string">
            <text:p>for sebasti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grant writing book</text:p>
          </table:table-cell>
          <table:table-cell office:value-type="date" office:date-value="2019-10-11" calcext:value-type="date">
            <text:p>2019-10-11</text:p>
          </table:table-cell>
          <table:table-cell office:value-type="float" office:value="17.6" calcext:value-type="float">
            <text:p>17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 – phone hardware</text:p>
          </table:table-cell>
          <table:table-cell office:value-type="date" office:date-value="2019-09-24" calcext:value-type="date">
            <text:p>2019-09-24</text:p>
          </table:table-cell>
          <table:table-cell office:value-type="float" office:value="10.99" calcext:value-type="float">
            <text:p>10.99</text:p>
          </table:table-cell>
          <table:table-cell table:number-columns-repeated="3"/>
          <table:table-cell table:style-name="ce8"/>
        </table:table-row>
        <table:table-row table:style-name="ro1" table:number-rows-repeated="4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43:.C65])" office:value-type="float" office:value="1101.26" calcext:value-type="float">
            <text:p>1101.26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2019-01-04</text:p>
          </table:table-cell>
          <table:table-cell office:value-type="float" office:value="7.45" calcext:value-type="float">
            <text:p>7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6.6" calcext:value-type="float">
            <text:p>6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66.08" calcext:value-type="float">
            <text:p>66.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94.16" calcext:value-type="float">
            <text:p>94.16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73:.C80])" office:value-type="float" office:value="177.56" calcext:value-type="float">
            <text:p>177.56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Umbrella, CTRLH expense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table:style-name="ce7" table:formula="of:=SUM([.C83:.C87])" office:value-type="float" office:value="350" calcext:value-type="float">
            <text:p>350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taller lunch</text:p>
          </table:table-cell>
          <table:table-cell office:value-type="date" office:date-value="2019-04-12" calcext:value-type="date">
            <text:p>2019-04-12</text:p>
          </table:table-cell>
          <table:table-cell office:value-type="float" office:value="28.25" calcext:value-type="float">
            <text:p>28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detroit bus co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14.35" calcext:value-type="float">
            <text:p>14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sebastian</text:p>
          </table:table-cell>
          <table:table-cell office:value-type="date" office:date-value="2019-11-08" calcext:value-type="date">
            <text:p>2019-11-08</text:p>
          </table:table-cell>
          <table:table-cell office:value-type="float" office:value="1.3" calcext:value-type="float">
            <text:p>1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sebastian</text:p>
          </table:table-cell>
          <table:table-cell office:value-type="date" office:date-value="2019-10-29" calcext:value-type="date">
            <text:p>2019-10-29</text:p>
          </table:table-cell>
          <table:table-cell office:value-type="float" office:value="14.2" calcext:value-type="float">
            <text:p>14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e Geek recycling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m Bunn painting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92:.C103])" office:value-type="float" office:value="228.1" calcext:value-type="float">
            <text:p>228.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105])" office:value-type="float" office:value="5197.32" calcext:value-type="float">
            <text:p>5197.32</text:p>
          </table:table-cell>
          <table:table-cell table:formula="of:=SUM([.D1:.D105])" office:value-type="float" office:value="5197.32" calcext:value-type="float">
            <text:p>5197.32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-25" calcext:value-type="float">
            <text:p>-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-shirts</text:p>
          </table:table-cell>
          <table:table-cell office:value-type="date" office:date-value="2019-09-02" calcext:value-type="date">
            <text:p>2019-09-02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2019-03-03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ines – microcosm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-67.5" calcext:value-type="float">
            <text:p>-67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ke productions payphone rental</text:p>
          </table:table-cell>
          <table:table-cell office:value-type="date" office:date-value="2019-04-16" calcext:value-type="date">
            <text:p>2019-04-16</text:p>
          </table:table-cell>
          <table:table-cell office:value-type="float" office:value="-100" calcext:value-type="float">
            <text:p>-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eadshirt</text:p>
          </table:table-cell>
          <table:table-cell office:value-type="date" office:date-value="2019-06-19" calcext:value-type="date">
            <text:p>2019-06-19</text:p>
          </table:table-cell>
          <table:table-cell office:value-type="float" office:value="-9.73" calcext:value-type="float">
            <text:p>-9.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eadshirt</text:p>
          </table:table-cell>
          <table:table-cell office:value-type="date" office:date-value="2019-10-15" calcext:value-type="date">
            <text:p>2019-10-15</text:p>
          </table:table-cell>
          <table:table-cell office:value-type="float" office:value="-15.9" calcext:value-type="float">
            <text:p>-15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-3000" calcext:value-type="float">
            <text:p>-3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uwester</text:p>
          </table:table-cell>
          <table:table-cell office:value-type="date" office:date-value="2019-09-12" calcext:value-type="date">
            <text:p>2019-09-12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ERG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-600" calcext:value-type="float">
            <text:p>-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ious umbrella donations, net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-101" calcext:value-type="float">
            <text:p>-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110:.C125])" office:value-type="float" office:value="-5844.13" calcext:value-type="float">
            <text:p>-5844.1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106];[.D126])" office:value-type="float" office:value="-646.81" calcext:value-type="float">
            <text:p>-646.81</text:p>
          </table:table-cell>
          <table:table-cell table:number-columns-repeated="3"/>
        </table:table-row>
      </table:table>
      <table:table table:name="expenses-2020" table:style-name="ta1">
        <table:table-column table:style-name="co8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payments, reimbusements</text:p>
          </table:table-cell>
          <table:table-cell table:number-columns-repeated="2"/>
        </table:table-row>
        <table:table-row table:style-name="ro1" table:number-rows-repeated="4">
          <table:table-cell table:number-columns-repeated="3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table:style-name="ce8" office:value-type="date" office:date-value="2020-01-01" calcext:value-type="date">
            <text:p>2020-01-01</text:p>
          </table:table-cell>
          <table:table-cell office:value-type="float" office:value="10.29" calcext:value-type="float">
            <text:p>10.29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e Geek recycling</text:p>
          </table:table-cell>
          <table:table-cell table:style-name="ce8" office:value-type="date" office:date-value="2020-01-02" calcext:value-type="date">
            <text:p>2020-01-02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2"/>
        </table:table-row>
        <table:table-row table:style-name="ro1" table:number-rows-repeated="4">
          <table:table-cell table:number-columns-repeated="3"/>
        </table:table-row>
        <table:table-row table:style-name="ro1">
          <table:table-cell office:value-type="string" calcext:value-type="string">
            <text:p>fiscal spons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payout</text:p>
          </table:table-cell>
          <table:table-cell table:style-name="ce4" office:value-type="date" office:date-value="2019-01-17" calcext:value-type="date">
            <text:p>2019-01-17</text:p>
          </table:table-cell>
          <table:table-cell office:value-type="float" office:value="30.33" calcext:value-type="float">
            <text:p>30.33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ky horseshoe – editing session food</text:p>
          </table:table-cell>
          <table:table-cell table:style-name="ce8" office:value-type="date" office:date-value="2020-01-10" calcext:value-type="date">
            <text:p>2020-01-10</text:p>
          </table:table-cell>
          <table:table-cell office:value-type="float" office:value="26.5" calcext:value-type="float">
            <text:p>26.5</text:p>
          </table:table-cell>
        </table:table-row>
        <table:table-row table:style-name="ro1">
          <table:table-cell office:value-type="string" calcext:value-type="string">
            <text:p>USPS – ypsi test equipment</text:p>
          </table:table-cell>
          <table:table-cell table:style-name="ce8" office:value-type="date" office:date-value="2020-01-09" calcext:value-type="date">
            <text:p>2020-01-09</text:p>
          </table:table-cell>
          <table:table-cell office:value-type="float" office:value="19.05" calcext:value-type="float">
            <text:p>19.05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total expenses</text:p>
          </table:table-cell>
          <table:table-cell table:number-columns-repeated="2"/>
        </table:table-row>
        <table:table-row table:style-name="ro1" table:number-rows-repeated="4">
          <table:table-cell table:number-columns-repeated="3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payout</text:p>
          </table:table-cell>
          <table:table-cell table:style-name="ce4" office:value-type="date" office:date-value="2020-01-17" calcext:value-type="date">
            <text:p>2020-01-17</text:p>
          </table:table-cell>
          <table:table-cell office:value-type="float" office:value="-493.88" calcext:value-type="float">
            <text:p>-493.88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total income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net 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9">0000-00-00</text:date>, <text:time style:data-style-name="N2" text:time-value="20:35:20.0814134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19T20:38:15.022576492</dc:date>
    <meta:editing-duration>P2DT51M31S</meta:editing-duration>
    <meta:editing-cycles>265</meta:editing-cycles>
    <meta:generator>LibreOffice/6.0.7.3$Linux_X86_64 LibreOffice_project/00m0$Build-3</meta:generator>
    <meta:document-statistic meta:table-count="6" meta:cell-count="936" meta:object-count="0"/>
  </office:meta>
</office:document-meta>
</file>